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text-properties fo:color="#000000" loext:opacity="100%" style:text-position="0% 100%" style:font-name="Liberation Serif" fo:font-size="10pt" fo:language="pt" fo:country="BR" officeooo:rsid="005185a8" officeooo:paragraph-rsid="0055e43e" style:font-size-asian="10pt" style:font-size-complex="10pt"/>
    </style:style>
    <style:style style:name="P2" style:family="paragraph" style:parent-style-name="Preformatted_20_Text">
      <style:text-properties fo:color="#000000" loext:opacity="100%" style:text-position="0% 100%" style:font-name="Liberation Serif" fo:font-size="10pt" fo:language="pt" fo:country="BR" fo:font-weight="bold" officeooo:rsid="005b1839" officeooo:paragraph-rsid="005b1839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fo:color="#000000" loext:opacity="100%" style:font-name="Liberation Serif" fo:font-size="10pt" fo:language="pt" fo:country="BR" style:font-size-asian="10pt" style:font-size-complex="10pt"/>
    </style:style>
    <style:style style:name="P4" style:family="paragraph" style:parent-style-name="Preformatted_20_Text">
      <style:text-properties fo:color="#000000" loext:opacity="100%" style:font-name="Liberation Serif" fo:font-size="10pt" fo:language="pt" fo:country="BR" officeooo:rsid="001d1e4e" officeooo:paragraph-rsid="001d1e4e" style:font-size-asian="10pt" style:font-size-complex="10pt"/>
    </style:style>
    <style:style style:name="P5" style:family="paragraph" style:parent-style-name="Preformatted_20_Text">
      <style:text-properties fo:color="#000000" loext:opacity="100%" style:font-name="Liberation Serif" fo:font-size="10pt" fo:language="pt" fo:country="BR" officeooo:rsid="001d1e4e" officeooo:paragraph-rsid="00639eb0" style:font-size-asian="10pt" style:font-size-complex="10pt"/>
    </style:style>
    <style:style style:name="P6" style:family="paragraph" style:parent-style-name="Preformatted_20_Text">
      <style:text-properties fo:color="#000000" loext:opacity="100%" style:font-name="Liberation Serif" fo:font-size="10pt" fo:language="pt" fo:country="BR" officeooo:rsid="00363f6f" officeooo:paragraph-rsid="00904491" style:font-size-asian="10pt" style:font-size-complex="10pt"/>
    </style:style>
    <style:style style:name="P7" style:family="paragraph" style:parent-style-name="Preformatted_20_Text">
      <style:text-properties fo:color="#000000" loext:opacity="100%" style:font-name="Liberation Serif" fo:font-size="10pt" fo:language="pt" fo:country="BR" officeooo:rsid="00363f6f" officeooo:paragraph-rsid="00363f6f" style:font-size-asian="10pt" style:font-size-complex="10pt"/>
    </style:style>
    <style:style style:name="P8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1df0b3" style:font-size-asian="10pt" style:font-size-complex="10pt"/>
    </style:style>
    <style:style style:name="P9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904491" style:font-size-asian="10pt" style:font-size-complex="10pt"/>
    </style:style>
    <style:style style:name="P10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843ee2" style:font-size-asian="10pt" style:font-size-complex="10pt"/>
    </style:style>
    <style:style style:name="P11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65a2ae" style:font-size-asian="10pt" style:font-size-complex="10pt"/>
    </style:style>
    <style:style style:name="P12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6e5e9d" style:font-size-asian="10pt" style:font-size-complex="10pt"/>
    </style:style>
    <style:style style:name="P13" style:family="paragraph" style:parent-style-name="Preformatted_20_Text">
      <style:text-properties fo:color="#000000" loext:opacity="100%" style:font-name="Liberation Serif" fo:font-size="10pt" fo:language="pt" fo:country="BR" officeooo:rsid="001f691c" officeooo:paragraph-rsid="007a94f9" style:font-size-asian="10pt" style:font-size-complex="10pt"/>
    </style:style>
    <style:style style:name="P14" style:family="paragraph" style:parent-style-name="Preformatted_20_Text">
      <style:text-properties fo:color="#000000" loext:opacity="100%" style:font-name="Liberation Serif" fo:font-size="10pt" fo:language="pt" fo:country="BR" officeooo:rsid="001f691c" officeooo:paragraph-rsid="001f691c" style:font-size-asian="10pt" style:font-size-complex="10pt"/>
    </style:style>
    <style:style style:name="P15" style:family="paragraph" style:parent-style-name="Preformatted_20_Text">
      <style:text-properties fo:color="#000000" loext:opacity="100%" style:font-name="Liberation Serif" fo:font-size="10pt" fo:language="pt" fo:country="BR" officeooo:rsid="005b1839" officeooo:paragraph-rsid="001f691c" style:font-size-asian="10pt" style:font-size-complex="10pt"/>
    </style:style>
    <style:style style:name="P16" style:family="paragraph" style:parent-style-name="Preformatted_20_Text">
      <style:text-properties fo:color="#000000" loext:opacity="100%" style:font-name="Liberation Serif" fo:font-size="10pt" fo:language="pt" fo:country="BR" fo:font-weight="bold" officeooo:rsid="0080ed66" officeooo:paragraph-rsid="00904491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fo:color="#000000" loext:opacity="100%" style:font-name="Liberation Serif" fo:font-size="10pt" fo:language="pt" fo:country="BR" fo:font-weight="bold" officeooo:rsid="00539e81" officeooo:paragraph-rsid="00843ee2" style:font-size-asian="10pt" style:font-weight-asian="bold" style:font-size-complex="10pt" style:font-weight-complex="bold"/>
    </style:style>
    <style:style style:name="P18" style:family="paragraph" style:parent-style-name="Preformatted_20_Text">
      <style:text-properties fo:color="#000000" loext:opacity="100%" style:font-name="Liberation Serif" fo:font-size="10pt" fo:language="pt" fo:country="BR" fo:font-weight="bold" officeooo:rsid="00543de5" officeooo:paragraph-rsid="00543de5" style:font-size-asian="10pt" style:font-weight-asian="bold" style:font-size-complex="10pt" style:font-weight-complex="bold"/>
    </style:style>
    <style:style style:name="P19" style:family="paragraph" style:parent-style-name="Preformatted_20_Text">
      <style:text-properties fo:color="#000000" loext:opacity="100%" style:font-name="Liberation Serif" fo:font-size="10pt" fo:language="pt" fo:country="BR" fo:font-weight="bold" officeooo:rsid="006a662c" officeooo:paragraph-rsid="006e5e9d" style:font-size-asian="10pt" style:font-weight-asian="bold" style:font-size-complex="10pt" style:font-weight-complex="bold"/>
    </style:style>
    <style:style style:name="P20" style:family="paragraph" style:parent-style-name="Preformatted_20_Text">
      <style:text-properties fo:color="#000000" loext:opacity="100%" style:font-name="Liberation Serif" fo:font-size="10pt" fo:language="pt" fo:country="BR" fo:font-weight="bold" officeooo:rsid="0032ae94" officeooo:paragraph-rsid="0032ae94" style:font-size-asian="10pt" style:font-weight-asian="bold" style:font-size-complex="10pt" style:font-weight-complex="bold"/>
    </style:style>
    <style:style style:name="P21" style:family="paragraph" style:parent-style-name="Preformatted_20_Text">
      <style:text-properties fo:color="#000000" loext:opacity="100%" style:font-name="Liberation Serif" fo:font-size="10pt" fo:language="pt" fo:country="BR" fo:font-weight="bold" officeooo:paragraph-rsid="0032ae94" style:font-size-asian="10pt" style:font-weight-asian="bold" style:font-size-complex="10pt" style:font-weight-complex="bold"/>
    </style:style>
    <style:style style:name="P22" style:family="paragraph" style:parent-style-name="Preformatted_20_Text">
      <style:text-properties fo:color="#000000" loext:opacity="100%" style:font-name="Liberation Serif" fo:font-size="10pt" fo:language="pt" fo:country="BR" fo:font-weight="bold" officeooo:rsid="00430931" officeooo:paragraph-rsid="0032ae94" style:font-size-asian="10pt" style:font-weight-asian="bold" style:font-size-complex="10pt" style:font-weight-complex="bold"/>
    </style:style>
    <style:style style:name="P23" style:family="paragraph" style:parent-style-name="Preformatted_20_Text">
      <style:text-properties fo:color="#000000" loext:opacity="100%" style:font-name="Liberation Serif" fo:font-size="10pt" fo:language="pt" fo:country="BR" fo:font-weight="normal" officeooo:rsid="00539e81" officeooo:paragraph-rsid="00904491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535625" officeooo:paragraph-rsid="00535625" style:font-size-asian="10pt" style:font-size-complex="10pt"/>
    </style:style>
    <style:style style:name="P25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5185a8" officeooo:paragraph-rsid="005185a8" style:font-size-asian="10pt" style:font-size-complex="10pt"/>
    </style:style>
    <style:style style:name="P26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430931" officeooo:paragraph-rsid="00430931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1e4e"/>
    </style:style>
    <style:style style:name="T3" style:family="text">
      <style:text-properties style:text-underline-style="solid" style:text-underline-width="auto" style:text-underline-color="font-color" officeooo:rsid="001f691c"/>
    </style:style>
    <style:style style:name="T4" style:family="text">
      <style:text-properties style:text-underline-style="solid" style:text-underline-width="auto" style:text-underline-color="font-color" officeooo:rsid="002292a3"/>
    </style:style>
    <style:style style:name="T5" style:family="text">
      <style:text-properties style:text-underline-style="solid" style:text-underline-width="auto" style:text-underline-color="font-color" officeooo:rsid="0023104a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3a68d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41bcb9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f32d1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3104a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600897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621f0e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65a2ae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82561c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827963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375720"/>
    </style:style>
    <style:style style:name="T17" style:family="text">
      <style:text-properties style:text-underline-style="solid" style:text-underline-width="auto" style:text-underline-color="font-color" officeooo:rsid="00559ac4"/>
    </style:style>
    <style:style style:name="T18" style:family="text">
      <style:text-properties style:text-underline-style="solid" style:text-underline-width="auto" style:text-underline-color="font-color" officeooo:rsid="00600897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d1e4e"/>
    </style:style>
    <style:style style:name="T21" style:family="text">
      <style:text-properties style:text-underline-style="none" officeooo:rsid="001df0b3"/>
    </style:style>
    <style:style style:name="T22" style:family="text">
      <style:text-properties style:text-underline-style="none" officeooo:rsid="0034a4a9"/>
    </style:style>
    <style:style style:name="T23" style:family="text">
      <style:text-properties style:text-underline-style="none" fo:font-weight="bold" officeooo:rsid="001f691c" style:font-weight-asian="bold" style:font-weight-complex="bold"/>
    </style:style>
    <style:style style:name="T24" style:family="text">
      <style:text-properties style:text-underline-style="none" fo:font-weight="bold" officeooo:rsid="0047674b" style:font-weight-asian="bold" style:font-weight-complex="bold"/>
    </style:style>
    <style:style style:name="T25" style:family="text">
      <style:text-properties style:text-underline-style="none" fo:font-weight="normal" officeooo:rsid="0034a4a9" style:font-weight-asian="normal" style:font-weight-complex="normal"/>
    </style:style>
    <style:style style:name="T26" style:family="text">
      <style:text-properties style:text-underline-style="none" fo:font-weight="normal" officeooo:rsid="0023104a" style:font-weight-asian="normal" style:font-weight-complex="normal"/>
    </style:style>
    <style:style style:name="T27" style:family="text">
      <style:text-properties style:text-underline-style="none" fo:font-weight="normal" officeooo:rsid="0041bcb9" style:font-weight-asian="normal" style:font-weight-complex="normal"/>
    </style:style>
    <style:style style:name="T28" style:family="text">
      <style:text-properties style:text-underline-style="none" fo:font-weight="normal" officeooo:rsid="00430931" style:font-weight-asian="normal" style:font-weight-complex="normal"/>
    </style:style>
    <style:style style:name="T29" style:family="text">
      <style:text-properties style:text-underline-style="none" fo:font-weight="normal" officeooo:rsid="0072145f" style:font-weight-asian="normal" style:font-weight-complex="normal"/>
    </style:style>
    <style:style style:name="T30" style:family="text">
      <style:text-properties style:text-underline-style="none" fo:font-weight="normal" officeooo:rsid="00777858" style:font-weight-asian="normal" style:font-weight-complex="normal"/>
    </style:style>
    <style:style style:name="T31" style:family="text">
      <style:text-properties style:text-underline-style="none" fo:font-weight="normal" officeooo:rsid="00904491" style:font-weight-asian="normal" style:font-weight-complex="normal"/>
    </style:style>
    <style:style style:name="T32" style:family="text">
      <style:text-properties style:text-underline-style="none" officeooo:rsid="0041bcb9"/>
    </style:style>
    <style:style style:name="T33" style:family="text">
      <style:text-properties style:text-underline-style="none" officeooo:rsid="0074c657"/>
    </style:style>
    <style:style style:name="T34" style:family="text">
      <style:text-properties style:text-underline-style="none" officeooo:rsid="007f9ab7"/>
    </style:style>
    <style:style style:name="T35" style:family="text">
      <style:text-properties style:text-underline-style="none" officeooo:rsid="008bd2fd"/>
    </style:style>
    <style:style style:name="T36" style:family="text">
      <style:text-properties officeooo:rsid="0032ae94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375720" style:font-weight-asian="bold" style:font-weight-complex="bold"/>
    </style:style>
    <style:style style:name="T39" style:family="text">
      <style:text-properties fo:font-weight="bold" officeooo:rsid="003d4cef" style:font-weight-asian="bold" style:font-weight-complex="bold"/>
    </style:style>
    <style:style style:name="T40" style:family="text">
      <style:text-properties fo:font-weight="bold" officeooo:rsid="002ca005" style:font-weight-asian="bold" style:font-weight-complex="bold"/>
    </style:style>
    <style:style style:name="T41" style:family="text">
      <style:text-properties fo:font-weight="bold" officeooo:rsid="001f32d1" style:font-weight-asian="bold" style:font-weight-complex="bold"/>
    </style:style>
    <style:style style:name="T42" style:family="text">
      <style:text-properties fo:font-weight="bold" officeooo:rsid="0029b3a7" style:font-weight-asian="bold" style:font-weight-complex="bold"/>
    </style:style>
    <style:style style:name="T43" style:family="text">
      <style:text-properties fo:font-weight="bold" officeooo:rsid="00539e81" style:font-weight-asian="bold" style:font-weight-complex="bold"/>
    </style:style>
    <style:style style:name="T44" style:family="text">
      <style:text-properties fo:font-weight="bold" officeooo:rsid="00621f0e" style:font-weight-asian="bold" style:font-weight-complex="bold"/>
    </style:style>
    <style:style style:name="T45" style:family="text">
      <style:text-properties fo:font-weight="bold" officeooo:rsid="006a662c" style:font-weight-asian="bold" style:font-weight-complex="bold"/>
    </style:style>
    <style:style style:name="T46" style:family="text">
      <style:text-properties fo:font-weight="bold" officeooo:rsid="006c0dee" style:font-weight-asian="bold" style:font-weight-complex="bold"/>
    </style:style>
    <style:style style:name="T47" style:family="text">
      <style:text-properties fo:font-weight="bold" officeooo:rsid="0080ed66" style:font-weight-asian="bold" style:font-weight-complex="bold"/>
    </style:style>
    <style:style style:name="T48" style:family="text">
      <style:text-properties style:text-position="0% 100%"/>
    </style:style>
    <style:style style:name="T49" style:family="text">
      <style:text-properties style:text-position="0% 100%" style:text-underline-style="solid" style:text-underline-width="auto" style:text-underline-color="font-color" fo:font-weight="bold" officeooo:rsid="003a68d8" style:font-weight-asian="bold" style:font-weight-complex="bold"/>
    </style:style>
    <style:style style:name="T50" style:family="text">
      <style:text-properties style:text-position="0% 100%" style:text-underline-style="solid" style:text-underline-width="auto" style:text-underline-color="font-color" fo:font-weight="bold" officeooo:rsid="0080ed66" style:font-weight-asian="bold" style:font-weight-complex="bold"/>
    </style:style>
    <style:style style:name="T51" style:family="text">
      <style:text-properties style:text-position="0% 100%" officeooo:rsid="004af288"/>
    </style:style>
    <style:style style:name="T52" style:family="text">
      <style:text-properties style:text-position="0% 100%" officeooo:rsid="004c12d2"/>
    </style:style>
    <style:style style:name="T53" style:family="text">
      <style:text-properties style:text-position="0% 100%" officeooo:rsid="004de890"/>
    </style:style>
    <style:style style:name="T54" style:family="text">
      <style:text-properties officeooo:rsid="0041bcb9"/>
    </style:style>
    <style:style style:name="T55" style:family="text">
      <style:text-properties style:text-position="super 58%" style:text-underline-style="none" fo:font-weight="normal" officeooo:rsid="0055e43e" style:font-weight-asian="normal" style:font-weight-complex="normal"/>
    </style:style>
    <style:style style:name="T56" style:family="text">
      <style:text-properties style:text-position="super 58%" style:text-underline-style="none" officeooo:rsid="0055e43e"/>
    </style:style>
    <style:style style:name="T57" style:family="text">
      <style:text-properties style:text-position="super 58%" style:text-underline-style="solid" style:text-underline-width="auto" style:text-underline-color="font-color" officeooo:rsid="0055e43e"/>
    </style:style>
    <style:style style:name="T58" style:family="text">
      <style:text-properties style:text-position="super 58%" officeooo:rsid="0055e43e"/>
    </style:style>
    <style:style style:name="T59" style:family="text">
      <style:text-properties style:text-position="super 58%" officeooo:rsid="0059f50a"/>
    </style:style>
    <style:style style:name="T60" style:family="text">
      <style:text-properties officeooo:rsid="0055e43e"/>
    </style:style>
    <style:style style:name="T61" style:family="text">
      <style:text-properties officeooo:rsid="005e7331"/>
    </style:style>
    <style:style style:name="T62" style:family="text">
      <style:text-properties officeooo:rsid="0080ed66"/>
    </style:style>
    <style:style style:name="T63" style:family="text">
      <style:text-properties officeooo:rsid="00904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Cliente (<text:span text:style-name="T2">Cpf</text:span><text:span text:style-name="T3">Cli</text:span><text:span text:style-name="T20">,</text:span><text:span text:style-name="T35">Nome,</text:span><text:span text:style-name="T20">Telefone,Email,</text:span><text:span text:style-name="T34">CEP,Estado,Cidade,Rua,Casa,Complemento</text:span>)</text:p>
      <text:p text:style-name="P4"/>
      <text:p text:style-name="P4">Historico (<text:span text:style-name="T16">CodHist</text:span><text:span text:style-name="T19">,ValorGasto)</text:span></text:p>
      <text:p text:style-name="P16"/>
      <text:p text:style-name="P8">Lista (<text:span text:style-name="T1">CodLista</text:span><text:span text:style-name="T63">,</text:span>Data,Valor)</text:p>
      <text:p text:style-name="P9">ListaProd<text:span text:style-name="T58">1</text:span> (<text:span text:style-name="T6">CodLista,Cod</text:span><text:span text:style-name="T8">Prod,</text:span><text:span text:style-name="T15">CnpjMer,</text:span>Quantia)</text:p>
      <text:p text:style-name="P8"><text:tab/><text:span text:style-name="T37">CodLista referencia Lista</text:span></text:p>
      <text:p text:style-name="P8"><text:tab/><text:span text:style-name="T37">Cod</text:span><text:span text:style-name="T40">Prod</text:span><text:span text:style-name="T37"> referencia Produto</text:span></text:p>
      <text:p text:style-name="P10"><text:tab/><text:span text:style-name="T47">CnpjMer referencia Mercado</text:span></text:p>
      <text:p text:style-name="P23">ListaProm<text:span text:style-name="T58">1</text:span> (<text:span text:style-name="T13">CodLista,</text:span><text:span text:style-name="T6">CodProm</text:span><text:span text:style-name="T15">,CnpjMer</text:span><text:span text:style-name="T23">,</text:span><text:span text:style-name="T33">Quantia</text:span>)</text:p>
      <text:p text:style-name="P11"><text:tab/><text:span text:style-name="T37">CodLista referencia Lista</text:span></text:p>
      <text:p text:style-name="P8"><text:tab/><text:span text:style-name="T43">CodProm referencia Promocao</text:span></text:p>
      <text:p text:style-name="P17"><text:tab/><text:span text:style-name="T62">CnpjMer referencia Mercado</text:span></text:p>
      <text:p text:style-name="P17"/>
      <text:p text:style-name="P18">Registra (<text:span text:style-name="T17">CodLista,CodHist,CpfCli</text:span>)</text:p>
      <text:p text:style-name="P18"><text:tab/><text:span text:style-name="T61">CodLista referencia Lista</text:span></text:p>
      <text:p text:style-name="P18"><text:tab/><text:span text:style-name="T61">CodHist referencia Historico</text:span></text:p>
      <text:p text:style-name="P18"><text:tab/><text:span text:style-name="T61">CpfCli referencia Cliente</text:span></text:p>
      <text:p text:style-name="P8"/>
      <text:p text:style-name="P8">Produto (<text:span text:style-name="T1">Cod</text:span><text:span text:style-name="T5">Prod</text:span><text:span text:style-name="T57">4</text:span><text:span text:style-name="T1">,</text:span><text:span text:style-name="T11">CnjpMer</text:span><text:span text:style-name="T18">,</text:span><text:span text:style-name="T54">Nome,</text:span>Valor)</text:p>
      <text:p text:style-name="P8"><text:tab/><text:span text:style-name="T45">CnjpMer referencia Mercado</text:span></text:p>
      <text:p text:style-name="P24"><text:span text:style-name="T60">4</text:span><text:span text:style-name="T48"> Codigo de barras, porem o nome CodProd facilita identificacao como FK.</text:span></text:p>
      <text:p text:style-name="P8">Promocao (<text:span text:style-name="T1">CodProm,</text:span><text:span text:style-name="T11">CnpjMer</text:span><text:span text:style-name="T19">,</text:span><text:span text:style-name="T32">Nome</text:span>)</text:p>
      <text:p text:style-name="P8"><text:tab/><text:span text:style-name="T46">CnpjMer referencia Mercado</text:span></text:p>
      <text:p text:style-name="P8">Prod<text:span text:style-name="T62">Promocao</text:span><text:span text:style-name="T59">1</text:span> (<text:span text:style-name="T6">CodProm,</text:span><text:span text:style-name="T11">CnpjMer,</text:span><text:span text:style-name="T9">Cod</text:span><text:span text:style-name="T10">Prod</text:span><text:span text:style-name="T26">,</text:span><text:span text:style-name="T27">Quant</text:span><text:span text:style-name="T30">ia</text:span><text:span text:style-name="T27">,</text:span><text:span text:style-name="T28">Desconto</text:span>)</text:p>
      <text:p text:style-name="P3"><text:tab/><text:span text:style-name="T41">CodProm referencia Promocao</text:span></text:p>
      <text:p text:style-name="P3"><text:tab/><text:span text:style-name="T41">Cod</text:span><text:span text:style-name="T42">Prod</text:span><text:span text:style-name="T41"> referencia Produto</text:span></text:p>
      <text:p text:style-name="P12"><text:tab/><text:span text:style-name="T45">CnjpMer referencia Mercado</text:span></text:p>
      <text:p text:style-name="P19"/>
      <text:p text:style-name="P13">Mercado (<text:span text:style-name="T1">C</text:span><text:span text:style-name="T5">npjMer</text:span><text:span text:style-name="T19">,Nome,Cep,Estado,Cidade,Rua,Numero</text:span>)</text:p>
      <text:p text:style-name="P15"/>
      <text:p text:style-name="P2">Oferta (<text:span text:style-name="T1">CnpjMer,CodProd,CodProm</text:span>)</text:p>
      <text:p text:style-name="P2"><text:tab/><text:span text:style-name="T61">CnpjMer referencia Mercado</text:span></text:p>
      <text:p text:style-name="P2"><text:tab/><text:span text:style-name="T61">CodProd referencia Produto</text:span></text:p>
      <text:p text:style-name="P2"><text:tab/><text:span text:style-name="T61">CodProm referencia Promocao</text:span></text:p>
      <text:p text:style-name="P25"/>
      <text:p text:style-name="P14">Entrega (<text:span text:style-name="T1">CodEntr</text:span><text:span text:style-name="T4">ega</text:span><text:span text:style-name="T19">,</text:span><text:span text:style-name="T22">Tipo</text:span><text:span text:style-name="T56">2</text:span><text:span text:style-name="T22">,</text:span><text:span text:style-name="T25">Placa</text:span><text:span text:style-name="T55">3</text:span><text:span text:style-name="T25">,Telefone</text:span><text:span text:style-name="T55">3</text:span><text:span text:style-name="T24">,</text:span><text:span text:style-name="T19">HrSaida,HrChegada</text:span>)</text:p>
      <text:p text:style-name="P26"><text:span text:style-name="T60">2</text:span> <text:span text:style-name="T48">Tipo de entrega,</text:span><text:span text:style-name="T53">do </text:span><text:span text:style-name="T48">app ou propria do mercado.</text:span></text:p>
      <text:p text:style-name="P26"><text:span text:style-name="T60">3</text:span><text:span text:style-name="T48"> </text:span><text:span text:style-name="T52">Null</text:span><text:span text:style-name="T51">: </text:span><text:span text:style-name="T48">Placa do veiculo caso seja entrega do app.</text:span></text:p>
      <text:p text:style-name="P26"><text:span text:style-name="T60">3</text:span><text:span text:style-name="T48"> </text:span><text:span text:style-name="T52">Null</text:span><text:span text:style-name="T51">: </text:span><text:span text:style-name="T48">Telefone do entregador caso seja entrega do app.</text:span></text:p>
      <text:p text:style-name="P14"/>
      <text:p text:style-name="P20">Contrato (<text:span text:style-name="T1">CodEntrega,CnpjMer</text:span>)</text:p>
      <text:p text:style-name="P21"><text:tab/><text:span text:style-name="T36">CodEntrega referencia Entrega</text:span></text:p>
      <text:p text:style-name="P21"><text:tab/><text:span text:style-name="T36">CnpjMer referencia Mercado</text:span></text:p>
      <text:p text:style-name="P2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2T06:31:04.663547633</dc:date>
    <meta:editing-duration>PT8H56M20S</meta:editing-duration>
    <meta:editing-cycles>72</meta:editing-cycles>
    <meta:generator>LibreOffice/7.4.5.1$Linux_X86_64 LibreOffice_project/40$Build-1</meta:generator>
    <meta:document-statistic meta:table-count="0" meta:image-count="0" meta:object-count="0" meta:page-count="1" meta:paragraph-count="36" meta:word-count="124" meta:character-count="1295" meta:non-whitespace-character-count="1188"/>
  </office:meta>
</office:document-meta>
</file>